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2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3pt" fo:font-style="italic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3pt" fo:font-style="italic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143cm" svg:height="1.143cm" svg:x="4.429cm" svg:y="7.677cm">
          <text:p text:style-name="P1"><text:span text:style-name="T1">0.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43cm" svg:height="1.143cm" svg:x="7.131cm" svg:y="7.523cm">
          <text:p text:style-name="P1"><text:span text:style-name="T1">0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43cm" svg:height="1.143cm" svg:x="3.41cm" svg:y="9.623cm">
          <text:p text:style-name="P1"><text:span text:style-name="T1">0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43cm" svg:height="1.143cm" svg:x="5.51cm" svg:y="11.123cm">
          <text:p text:style-name="P1"><text:span text:style-name="T1">0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7.685cm" svg:y="10.352cm">
          <text:p text:style-name="P1"><text:span text:style-name="T1">0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143cm" svg:height="1.143cm" svg:x="9.444cm" svg:y="9.509cm">
          <text:p text:style-name="P1"><text:span text:style-name="T1">1.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703cm" svg:y1="8.666cm" svg:x2="4.553cm" svg:y2="10.195cm" draw:start-shape="id1" draw:start-glue-point="8" draw:end-shape="id2" draw:end-glue-point="10" svg:d="M7703 8666l-3150 1529">
          <text:p/>
        </draw:connector>
        <draw:connector draw:style-name="gr2" draw:text-style-name="P1" draw:layer="layout" draw:type="line" svg:x1="7.703cm" svg:y1="8.666cm" svg:x2="6.082cm" svg:y2="11.123cm" draw:start-shape="id1" draw:start-glue-point="8" draw:end-shape="id3" draw:end-glue-point="4" svg:d="M7703 8666l-1621 2457">
          <text:p/>
        </draw:connector>
        <draw:connector draw:style-name="gr2" draw:text-style-name="P1" draw:layer="layout" draw:type="line" svg:x1="5.405cm" svg:y1="8.653cm" svg:x2="8.257cm" svg:y2="10.352cm" draw:start-shape="id4" draw:start-glue-point="9" draw:end-shape="id5" draw:end-glue-point="4" svg:d="M5405 8653l2852 1699">
          <text:p/>
        </draw:connector>
        <draw:connector draw:style-name="gr2" draw:text-style-name="P1" draw:layer="layout" draw:type="line" svg:x1="5.405cm" svg:y1="8.653cm" svg:x2="6.082cm" svg:y2="11.123cm" draw:start-shape="id4" draw:start-glue-point="9" draw:end-shape="id3" draw:end-glue-point="4" svg:d="M5405 8653l677 2470">
          <text:p/>
        </draw:connector>
        <draw:connector draw:style-name="gr2" draw:text-style-name="P1" draw:layer="layout" draw:type="line" svg:x1="7.703cm" svg:y1="8.666cm" svg:x2="10.016cm" svg:y2="9.509cm" draw:start-shape="id1" draw:start-glue-point="8" draw:end-shape="id6" draw:end-glue-point="4" svg:d="M7703 8666l2313 843">
          <text:p/>
        </draw:connector>
        <draw:frame draw:style-name="gr3" draw:text-style-name="P3" draw:layer="layout" svg:width="0.781cm" svg:height="0.772cm" svg:x="4.51cm" svg:y="6.969cm">
          <draw:text-box>
            <text:p><text:span text:style-name="T2">A</text:span></text:p>
          </draw:text-box>
        </draw:frame>
        <draw:frame draw:style-name="gr3" draw:text-style-name="P3" draw:layer="layout" svg:width="0.781cm" svg:height="0.772cm" svg:x="7.411cm" svg:y="6.869cm">
          <draw:text-box>
            <text:p><text:span text:style-name="T2">B</text:span></text:p>
          </draw:text-box>
        </draw:frame>
        <draw:frame draw:style-name="gr4" draw:text-style-name="P3" draw:layer="layout" svg:width="0.832cm" svg:height="0.772cm" svg:x="3.411cm" svg:y="10.669cm">
          <draw:text-box>
            <text:p><text:span text:style-name="T2">D</text:span></text:p>
          </draw:text-box>
        </draw:frame>
        <draw:frame draw:style-name="gr3" draw:text-style-name="P3" draw:layer="layout" svg:width="0.781cm" svg:height="0.772cm" svg:x="10.511cm" svg:y="9.669cm">
          <draw:text-box>
            <text:p><text:span text:style-name="T2">E</text:span></text:p>
          </draw:text-box>
        </draw:frame>
        <draw:frame draw:style-name="gr3" draw:text-style-name="P3" draw:layer="layout" svg:width="0.781cm" svg:height="0.772cm" svg:x="5.712cm" svg:y="12.169cm">
          <draw:text-box>
            <text:p><text:span text:style-name="T2">F</text:span></text:p>
          </draw:text-box>
        </draw:frame>
        <draw:frame draw:style-name="gr5" draw:text-style-name="P3" draw:layer="layout" svg:width="0.807cm" svg:height="0.772cm" svg:x="8.212cm" svg:y="11.369cm">
          <draw:text-box>
            <text:p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6T19:48:13.81</meta:creation-date>
    <dc:date>2014-09-16T21:19:04.14</dc:date>
    <dc:creator>Loc Nguyen</dc:creator>
    <meta:editing-duration>PT1H2M8S</meta:editing-duration>
    <meta:editing-cycles>9</meta:editing-cycles>
    <meta:generator>OpenOffice/4.1.0$Win32 OpenOffice.org_project/410m18$Build-9764</meta:generator>
    <meta:document-statistic meta:object-count="17"/>
  </office:meta>
</office:document-meta>
</file>